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Arial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header" style:family="table">
      <style:table-properties style:width="17.018cm" fo:margin-left="-0.016cm" fo:margin-right="0cm" table:align="margins"/>
    </style:style>
    <style:style style:name="header.A" style:family="table-column">
      <style:table-column-properties style:column-width="8.528cm" style:rel-column-width="32842*"/>
    </style:style>
    <style:style style:name="header.B" style:family="table-column">
      <style:table-column-properties style:column-width="8.49cm" style:rel-column-width="32693*"/>
    </style:style>
    <style:style style:name="Table1" style:family="table">
      <style:table-properties style:width="17.036cm" fo:margin-left="-0.037cm" fo:margin-right="0.004cm" fo:break-before="auto" fo:break-after="auto" table:align="margins" fo:keep-with-next="always"/>
    </style:style>
    <style:style style:name="Table1.A" style:family="table-column">
      <style:table-column-properties style:column-width="8.65cm" style:rel-column-width="33276*"/>
    </style:style>
    <style:style style:name="Table1.B" style:family="table-column">
      <style:table-column-properties style:column-width="8.386cm" style:rel-column-width="32259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1.B3" style:family="table-cell">
      <style:table-cell-properties fo:padding="0.097cm" fo:border-left="0.002cm solid #000000" fo:border-right="0.002cm solid #000000" fo:border-top="none" fo:border-bottom="none"/>
    </style:style>
    <style:style style:name="Table1.A4" style:family="table-cell">
      <style:table-cell-properties fo:padding="0.097cm" fo:border-left="0.002cm solid #000000" fo:border-right="none" fo:border-top="none" fo:border-bottom="none"/>
    </style:style>
    <style:style style:name="Table1.A6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198a8a" style:font-name="Arial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198a8a" style:font-name="Arial" fo:font-size="10pt" fo:language="en" fo:country="US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 Rounded MT Bold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2p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Table_20_Contents">
      <style:paragraph-properties fo:text-align="justify" style:justify-single-word="false"/>
      <style:text-properties style:font-name="Arial Unicode MS" fo:font-size="10pt" style:font-size-asian="10pt" style:font-size-complex="10pt"/>
    </style:style>
    <style:style style:name="P19" style:family="paragraph" style:parent-style-name="Standard" style:master-page-name="">
      <style:paragraph-properties fo:text-align="justify" style:justify-single-word="false" style:page-number="auto" fo:break-before="auto" fo:break-after="auto"/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Акт об оказании услуг № <text:s text:c="13"/>{$ssnum}</text:p>
      <text:p text:style-name="P4">по Договору об использовании онлайн сервиса «Безопасная сделка»</text:p>
      <text:p text:style-name="P4">№ {$cnum} от {$sbr_begin} г.</text:p>
      <text:p text:style-name="P4"/>
      <table:table table:name="header" table:style-name="header">
        <table:table-column table:style-name="header.A"/>
        <table:table-column table:style-name="header.B"/>
        <table:table-row>
          <table:table-cell office:value-type="string">
            <text:p text:style-name="P14">г. Москва</text:p>
          </table:table-cell>
          <table:table-cell office:value-type="string">
            <text:p text:style-name="P15">{$now_date}</text:p>
          </table:table-cell>
        </table:table-row>
      </table:table>
      <text:p text:style-name="P4"/>
      <text:p text:style-name="P4"/>
      <text:p text:style-name="P5">Общество с ограниченной ответственностью «Ваан», в лице генерального директора Тарханова Владимира Олеговича, действующего на основании Устава, с одной стороны, далее именуемое «Агент», и</text:p>
      <text:p text:style-name="P5"/>
      <text:p text:style-name="P5">{$employer_title}, далее именуемый «Заказчик», с другой стороны, далее совместно именуемые «Стороны», а по отдельности «Сторона»,</text:p>
      <text:p text:style-name="P5"/>
      <text:p text:style-name="P5">в соответствии с условиями и во исполнение Договора об использовании онлайн сервиса «Безопасная сделка» № {$cnum} от {$sbr_begin} года, заключенного между <text:span text:style-name="T2">Агентом</text:span>, Заказчиком и <text:span text:style-name="T1">{$freelancer_title}</text:span> (далее — «Исполнителем»), (далее — «Договор») </text:p>
      <text:p text:style-name="P5"><text:s/></text:p>
      <text:p text:style-name="P5">составили настоящий Акт об оказании услуг по Договору о нижеследующем.</text:p>
      <text:p text:style-name="P5"/>
      <text:p text:style-name="P5">Все термины в настоящем Акте используются в том смысле, как они определены в Договоре.</text:p>
      <text:p text:style-name="P5"/>
      <text:p text:style-name="P5">В соответствии с п. 3.2, п. 4 Договора Заказчик осуществил Резервирование денежных средств в размере {$reserved_sum}{$stages_additional_information}. В результате чего на расчетный счет Агента поступило {$reserved_sum} из них:</text:p>
      <text:p text:style-name="P5">– {$act_sum}{$act_nds_note} — Стоимость работы, согласованная между Заказчиком и Исполнителем;</text:p>
      <text:p text:style-name="_24_is_5f_emp100">– {$emp_reward}, в том числе НДС 18 % — Вознаграждение Агента.</text:p>
      <text:p text:style-name="P5"/>
      <text:p text:style-name="P5">Согласно п. 3.3 Договора Агент уведомил Заказчика и Исполнителя через Защищенные страницы Сайта о том, что Заказчиком было осуществлено Резервирование денежных средств путем их перечисления Агенту одним из предусмотренных способов оплаты.</text:p>
      <text:p text:style-name="P5"/>
      <text:p text:style-name="P5">{$reason}</text:p>
      <text:p text:style-name="_24_frl_5f_sum_5f_ex"/>
      <text:p text:style-name="_24_frl_5f_sum_5f_ex">в соответствии с условиями и во исполнение Договора Агент произвел Осуществление оплаты Стоимости работы {$frl_sum} Исполнителю, а именно:</text:p>
      <text:p text:style-name="_24_frl_5f_sum_5f_ex"/>
      <text:p text:style-name="_24_frl_5f_sum_5f_ex">– Исполнителю перечислена Стоимость работы {$frl_sum}{$act_ndfl_note}</text:p>
      <text:p text:style-name="_24_frl_5f_sum_5f_ex">{$ndfl_text}</text:p>
      <text:p text:style-name="_24_frl_5f_sum_5f_ex">{$vaan_text}</text:p>
      <text:p text:style-name="_24_frl_5f_sum_5f_ex">что подтверждается Отчетом агента № {$agent_rep_num} от {$now_date} по Договору об использовании онлайн сервиса «Безопасная сделка» № {$cnum} от {$sbr_begin}.</text:p>
      <text:p text:style-name="_24_frl_5f_sum_5f_ex"/>
      <text:p text:style-name="P5">{$reason_add}</text:p>
      <text:p text:style-name="_24_emp_5f_sum_5f_ex"/>
      <text:p text:style-name="_24_emp_5f_sum_5f_ex"><text:soft-page-break/>в соответствии с условиями и во исполнение Договора Агент произвел Осуществление возврата Стоимости работы Заказчику, а именно:</text:p>
      <text:p text:style-name="_24_emp_5f_sum_5f_ex"/>
      <text:p text:style-name="_24_emp_5f_sum_5f_ex">– Заказчику перечислена Стоимость работы {$stage_num_str} в размере {$emp_sum};</text:p>
      <text:p text:style-name="_24_emp_5f_sum_5f_ex"/>
      <text:p text:style-name="_24_emp_5f_sum_5f_ex">– {$emp_reward}, в том числе НДС 18 % — {$emp_nds_reward}, — возврат невостребованной платы за оказание ООО «Ваан» услуг Исполнителю, взимаемой при Осуществлении оплаты,</text:p>
      <text:p text:style-name="_24_emp_5f_sum_5f_ex"/>
      <text:p text:style-name="_24_emp_5f_sum_5f_ex">что подтверждается Отчетом агента № {$agent_rep_num} от {$now_date} по Договору об использовании онлайн сервиса «Безопасная сделка» № {$cnum} от {$sbr_begin}.</text:p>
      <text:p text:style-name="P5"/>
      <text:p text:style-name="P5">В соответствии с п. 10.2 Договора вознаграждение Агента составляет {$emp_reward}, в том числе НДС 18% – {$emp_nds_reward}. В связи с этим, Агентом удержано агентское вознаграждение со стороны Заказчика в пользу Агента в размере: {$emp_reward}, в том числе НДС 18% – {$emp_nds_reward}.</text:p>
      <text:p text:style-name="P5"/>
      <text:p text:style-name="P5">Стороны свои обязательства по Договору выполнили надлежащим образом, финансовых и иных претензий друг к другу не имеют.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Подписи <text:span text:style-name="T2">и реквизиты </text:span>сторон:</text:p>
            <text:p text:style-name="P3"/>
          </table:table-cell>
          <table:covered-table-cell/>
        </table:table-row>
        <table:table-row>
          <table:table-cell table:style-name="Table1.A2" office:value-type="string">
            <text:p text:style-name="P13">Агент:</text:p>
          </table:table-cell>
          <table:table-cell table:style-name="Table1.B2" office:value-type="string">
            <text:p text:style-name="P13">Заказчик:</text:p>
          </table:table-cell>
        </table:table-row>
        <table:table-row>
          <table:table-cell table:style-name="Table1.A3" office:value-type="string">
            <text:p text:style-name="P16"><text:span text:style-name="T2">О</text:span>ОО «Ваан»</text:p>
            <text:p text:style-name="P16"/>
            <text:p text:style-name="P16">Юридический адрес: 125040, Москва,</text:p>
            <text:p text:style-name="P16">улица Нижняя, дом 14, корпус 1.</text:p>
            <text:p text:style-name="P16">Почтовый адрес: 129223, Москва, а/я 33.</text:p>
            <text:p text:style-name="P16">ИНН 7805399430/ КПП 771401001</text:p>
            <text:p text:style-name="P16">Расчетный счет: 40702810787880000803</text:p>
            <text:p text:style-name="P16">в Московский филиал ОАО АКБ "РОСБАНК" г. Москва</text:p>
            <text:p text:style-name="P16">Корреспондентский счет: 30101810000000000272</text:p>
            <text:p text:style-name="P16">БИК 044583272</text:p>
            <text:p text:style-name="P16">ОКПО 94626823</text:p>
            <text:p text:style-name="P16">ОГРН 5067847040421</text:p>
            <text:p text:style-name="P16">ОКВЭД 52.61.2.</text:p>
            <text:p text:style-name="P11"/>
            <text:p text:style-name="P18"/>
          </table:table-cell>
          <table:table-cell table:style-name="Table1.B3" office:value-type="string">
            <text:p text:style-name="P17">{$side_b}</text:p>
          </table:table-cell>
        </table:table-row>
        <table:table-row>
          <table:table-cell table:style-name="Table1.A4" office:value-type="string">
            <text:p text:style-name="P12">Генеральный директор: Тарханов В.О.</text:p>
            <text:p text:style-name="P12"/>
          </table:table-cell>
          <table:table-cell table:style-name="Table1.B3" office:value-type="string">
            <text:p text:style-name="P12">{$bossname}</text:p>
          </table:table-cell>
        </table:table-row>
        <table:table-row>
          <table:table-cell table:style-name="Table1.A2" office:value-type="string">
            <text:p text:style-name="P10">________________________</text:p>
            <text:p text:style-name="P10"/>
            <text:p text:style-name="P12">М.П.</text:p>
          </table:table-cell>
          <table:table-cell table:style-name="Table1.B2" office:value-type="string">
            <text:p text:style-name="P9">_________________________</text:p>
          </table:table-cell>
        </table:table-row>
        <table:table-row>
          <table:table-cell table:style-name="Table1.A6" table:number-columns-spanned="2" office:value-type="string">
            <text:p text:style-name="P7">Подписанный вами акт необходимо отправить на один из следующих адресов:</text:p>
            <text:p text:style-name="P8">{$adr_act}</text:p>
            <text:p text:style-name="P7">Обязательно укажите наименование организации-получателя – ООО «Ваан»</text:p>
          </table:table-cell>
          <table:covered-table-cell/>
        </table:table-row>
      </table:table>
      <text:p text:style-name="P19"/>
      <text:p text:style-name="P7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Arial" svg:font-family="Arial" style:font-adornments="Полужирный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24_frl_5f_sum_5f_ex" style:display-name="$frl_sum_ex" style:family="paragraph" style:parent-style-name="Standard" style:class="text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_24_emp_5f_sum_5f_ex" style:display-name="$emp_sum_ex" style:family="paragraph" style:parent-style-name="Standard" style:class="text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_24_is_5f_emp100" style:display-name="$is_emp100" style:family="paragraph" style:parent-style-name="Standard" style:class="text">
      <style:paragraph-properties fo:text-align="justify" style:justify-single-word="false"/>
      <style:text-properties style:font-name="Arial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_______________________ (Подпись Заказчика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f </meta:initial-creator>
    <meta:creation-date>2012-08-07T15:35:05</meta:creation-date>
    <dc:date>2013-06-10T14:20:29.48</dc:date>
    <meta:editing-duration>PT5H15M44S</meta:editing-duration>
    <meta:editing-cycles>51</meta:editing-cycles>
    <meta:generator>OpenOffice.org/3.4.1$Win32 OpenOffice.org_project/341m1$Build-9593</meta:generator>
    <meta:document-statistic meta:table-count="2" meta:image-count="0" meta:object-count="0" meta:page-count="2" meta:paragraph-count="54" meta:word-count="451" meta:character-count="3510"/>
  </office:meta>
</office:document-meta>
</file>